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46.87mm"/>
    </style:style>
    <style:style style:name="co8" style:family="table-column">
      <style:table-column-properties fo:break-before="auto" style:column-width="47.52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4.75mm"/>
    </style:style>
    <style:style style:name="co14" style:family="table-column">
      <style:table-column-properties fo:break-before="auto" style:column-width="24.98mm"/>
    </style:style>
    <style:style style:name="co15" style:family="table-column">
      <style:table-column-properties fo:break-before="auto" style:column-width="28.26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 NAME</text:p>
          </table:table-cell>
          <table:table-cell table:style-name="ce1" office:value-type="string" calcext:value-type="string">
            <text:p>UNIT NAME2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bcdefghij</text:p>
          </table:table-cell>
          <table:table-cell/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Waclaw</text:p>
          </table:table-cell>
          <table:table-cell/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/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AA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lack/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white/de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lack/ru-inf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ck/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oss.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lack/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white/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white/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lack/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lack/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hite/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lack/ru-t34-76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white/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white/de-inf-ss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white/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lack/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lack/de-pz4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lack/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lack/de-kav-cossack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lack/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lack/de-ka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lack/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lack/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lack/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lack/de-art-face-150mm-mot.svg</text:p>
          </table:table-cell>
          <table:table-cell office:value-type="string" calcext:value-type="string">
            <text:p>Black/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hite/de-art-face-150mm-mot.svg</text:p>
          </table:table-cell>
          <table:table-cell office:value-type="string" calcext:value-type="string">
            <text:p>white/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ck/ru-art-face-ml20-mot.svg</text:p>
          </table:table-cell>
          <table:table-cell office:value-type="string" calcext:value-type="string">
            <text:p>Black/ru-art-back-ml20-mot.sv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I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ck/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ck/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 Gw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ck/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22:44:41.3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16T22:50:40.581000000</dc:date>
    <meta:editing-duration>PT2H25M56S</meta:editing-duration>
    <meta:editing-cycles>19</meta:editing-cycles>
    <meta:document-statistic meta:table-count="1" meta:cell-count="373" meta:object-count="0"/>
  </office:meta>
</office:document-meta>
</file>